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1C5B57481479B71A515.png" manifest:media-type="image/png"/>
  <manifest:file-entry manifest:full-path="Pictures/100002010000054B000002E4E57AAB0797BA7C4E.png" manifest:media-type="image/png"/>
  <manifest:file-entry manifest:full-path="Pictures/1000020100000552000002E7341A468E2ACB29C3.png" manifest:media-type="image/png"/>
  <manifest:file-entry manifest:full-path="Pictures/1000020100000552000002DAEDA4A76041C3E7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283cm" draw:z-index="0"><draw:image xlink:href="Pictures/100002010000054B000002E4E57AAB0797BA7C4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cm" svg:y="1cm" svg:width="17cm" svg:height="9.11cm" draw:z-index="1"><draw:image xlink:href="Pictures/1000020100000552000002DAEDA4A76041C3E7AE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17cm" svg:height="9.273cm" draw:z-index="2"><draw:image xlink:href="Pictures/1000020100000552000002E7341A468E2ACB29C3.png" xlink:type="simple" xlink:show="embed" xlink:actuate="onLoad" loext:mime-type="image/x-vclgraphic"/></draw:frame></text:p>
      <text:p text:style-name="Standard"/>
      <text:p text:style-name="Standard"><draw:frame draw:style-name="fr3" draw:name="Image4" text:anchor-type="paragraph" svg:width="14.34cm" svg:height="11.986cm" draw:z-index="3"><draw:image xlink:href="Pictures/100002010000021E000001C5B57481479B71A5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9T11:07:00.017613451</meta:creation-date>
    <meta:editing-duration>P0D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